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6.25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5cm"/>
    </style:style>
    <style:style style:name="pr4" style:family="presentation" style:parent-style-name="Default-outline1">
      <style:graphic-properties fo:min-height="8.884cm"/>
    </style:style>
    <style:style style:name="P1" style:family="paragraph">
      <loext:graphic-properties draw:fill-color="#ffffff"/>
      <style:text-properties style:text-outline="false" fo:font-size="42.7000007629395pt" fo:text-shadow="1pt 1pt" fo:font-weight="bold" style:font-weight-asian="bold" style:font-weight-complex="bold"/>
    </style:style>
    <style:style style:name="P2" style:family="paragraph">
      <loext:graphic-properties draw:fill-color="#ffffff"/>
    </style:style>
    <style:style style:name="T1" style:family="text">
      <style:text-properties style:text-outline="false" fo:font-size="42.7000007629395pt" fo:text-shadow="1pt 1pt"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40pt" style:font-size-asian="40pt" style:font-size-complex="40pt"/>
    </style:style>
    <style:style style:name="T4" style:family="text">
      <style:text-properties fo:font-weight="normal" style:font-weight-asian="normal" style:font-weight-complex="normal"/>
    </style:style>
    <style:style style:name="T5" style:family="text">
      <style:text-properties fo:font-size="36pt" style:font-size-asian="26pt" style:font-size-complex="26pt"/>
    </style:style>
    <style:style style:name="T6"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eter Reutemann</presentation:footer-decl>
      <presentation:date-time-decl presentation:name="dtd1" presentation:source="fixed">2020/06/22</presentation:date-time-decl>
      <draw:page draw:name="page1" draw:style-name="dp1" draw:master-page-name="Default" presentation:presentation-page-layout-name="AL1T32" presentation:use-footer-name="ftr1" presentation:use-date-time-name="dtd1">
        <draw:frame presentation:style-name="pr1" draw:text-style-name="P1" draw:layer="layout" svg:width="25.199cm" svg:height="16.251cm" svg:x="1.4cm" svg:y="0.837cm" presentation:class="subtitle">
          <draw:text-box>
            <text:p><text:span text:style-name="T1">My Endeavour </text:span></text:p>
            <text:p><text:span text:style-name="T1">On getting to know Arch Linux</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Why switch?</text:p>
          </draw:text-box>
        </draw:frame>
        <draw:frame presentation:style-name="pr4" draw:layer="layout" svg:width="25.199cm" svg:height="12.179cm" svg:x="1.4cm" svg:y="4.913cm" presentation:class="outline">
          <draw:text-box>
            <text:list text:style-name="L2">
              <text:list-item>
                <text:p>Many years of RPM distros (RedHat, SuSE)</text:p>
              </text:list-item>
              <text:list-item>
                <text:p>More years of Debian, Ubuntu, LinuxMint</text:p>
              </text:list-item>
              <text:list-item>
                <text:p>Played around with <text:a xlink:href="https://manjaro.org/" xlink:type="simple">Manjaro</text:a><text:s/>for last meeting</text:p>
              </text:list-item>
              <text:list-item>
                <text:p>Time for a change! :-)</text:p>
              </text:list-item>
              <text:list-item>
                <text:p>The laptop needed a reinstall anyway...</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What is EndeavourOS?</text:p>
          </draw:text-box>
        </draw:frame>
        <draw:frame presentation:style-name="pr4" draw:layer="layout" svg:width="25.199cm" svg:height="12.179cm" svg:x="1.4cm" svg:y="4.913cm" presentation:class="outline" presentation:user-transformed="true">
          <draw:text-box>
            <text:list text:style-name="L2">
              <text:list-item>
                <text:p>Quotes from <text:a xlink:href="https://endeavouros.com/" xlink:type="simple">endeavouros.com</text:a></text:p>
                <text:list>
                  <text:list-item>
                    <text:p>“A terminal-centric distro with a dynamic and friendly community in its core”</text:p>
                  </text:list-item>
                  <text:list-item>
                    <text:p>“install process with a friendly installer that will set up your system in a headache-free and swiftly manner”</text:p>
                  </text:list-item>
                  <text:list-item>
                    <text:p>“We offer a variety of eight Desktop Environments and one Window Manager”</text:p>
                  </text:list-item>
                  <text:list-item>
                    <text:p>“With the exception for our in-house developed reflector-auto, eos-welcome and the eos-update-notifier, all the packages are directly installed from the Arch repos or the AUR, so there are no customized or modified packages coming from our own repo. We want to stay as close to Archlinux as possible.”</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How did it go?</text:p>
          </draw:text-box>
        </draw:frame>
        <draw:frame presentation:style-name="pr4" draw:layer="layout" svg:width="25.199cm" svg:height="12.179cm" svg:x="1.4cm" svg:y="4.913cm" presentation:class="outline">
          <draw:text-box>
            <text:list text:style-name="L2">
              <text:list-item>
                <text:p>Downloaded ISO, put on USB stick</text:p>
              </text:list-item>
              <text:list-item>
                <text:p>Booted from stick, started installer</text:p>
                <text:list>
                  <text:list-item>
                    <text:p>Similar to many other graphical installers</text:p>
                  </text:list-item>
                  <text:list-item>
                    <text:p>Not as polished as Ubuntu, but worked just fine</text:p>
                  </text:list-item>
                  <text:list-item>
                    <text:p>Chose MATE desktop</text:p>
                  </text:list-item>
                </text:list>
              </text:list-item>
              <text:list-item>
                <text:p>Watched slideshow of Endeavour Shuttle related pictures</text:p>
              </text:list-item>
              <text:list-item>
                <text:p>Done!</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Impressions?</text:p>
          </draw:text-box>
        </draw:frame>
        <draw:frame presentation:style-name="pr4" draw:layer="layout" svg:width="25.199cm" svg:height="12.179cm" svg:x="1.4cm" svg:y="4.913cm" presentation:class="outline">
          <draw:text-box>
            <text:list text:style-name="L2">
              <text:list-item>
                <text:p>The Good</text:p>
                <text:list>
                  <text:list-item>
                    <text:p>Fast! Even on a spinning disk drive!</text:p>
                  </text:list-item>
                  <text:list-item>
                    <text:p>Really up to date (kernel 5.7.4 – latest from stable 5.7 branch!)</text:p>
                  </text:list-item>
                </text:list>
              </text:list-item>
              <text:list-item>
                <text:p>The Bad</text:p>
                <text:list>
                  <text:list-item>
                    <text:p>Stock standard MATE desktop, looks dated compare to Linux Mint</text:p>
                  </text:list-item>
                </text:list>
              </text:list-item>
              <text:list-item>
                <text:p>The Ugly</text:p>
                <text:list>
                  <text:list-item>
                    <text:p>Couldn’t use wireless Brother printer (only .deb/.rpm)</text:p>
                  </text:list-item>
                  <text:list-item>
                    <text:p>Did not incorporate swap partition during install – ground to halt with Firefox and VirtualBox running in parallel (power off butto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Building packages!</text:p>
          </draw:text-box>
        </draw:frame>
        <draw:frame presentation:style-name="pr4" draw:layer="layout" svg:width="25.199cm" svg:height="12.179cm" svg:x="1.4cm" svg:y="4.913cm" presentation:class="outline">
          <draw:text-box>
            <text:list text:style-name="L2">
              <text:list-item>
                <text:p>Came across AUR packages</text:p>
                <text:list>
                  <text:list-header>
                    <text:p><text:span text:style-name="T2"><text:a xlink:href="https://aur.archlinux.org/packages/?O=250&amp;K=brother" xlink:type="simple">https://aur.archlinux.org/packages/?O=250&amp;K=brother</text:a></text:span></text:p>
                  </text:list-header>
                </text:list>
              </text:list-item>
              <text:list-item>
                <text:p>Couldn’t get it to work – newbie problem?</text:p>
              </text:list-item>
              <text:list-item>
                <text:p>How about building my own packages?</text:p>
                <text:list>
                  <text:list-header>
                    <text:p><text:span text:style-name="T2"><text:a xlink:href="https://wiki.archlinux.org/index.php/Packaging_Brother_printer_drivers" xlink:type="simple">https://wiki.archlinux.org/index.php/Packaging_Brother_printer_drivers</text:a></text:span></text:p>
                  </text:list-header>
                </text:list>
              </text:list-item>
              <text:list-item>
                <text:p><text:span text:style-name="T3">And... that was my Sunday evening... ;-)</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PKGBUILD</text:p>
          </draw:text-box>
        </draw:frame>
        <draw:frame presentation:style-name="pr4" draw:layer="layout" svg:width="25.199cm" svg:height="12.179cm" svg:x="1.4cm" svg:y="4.913cm" presentation:class="outline" presentation:user-transformed="true">
          <draw:text-box>
            <text:list text:style-name="L2">
              <text:list-item>
                <text:p>Building packages with Arch seems straightforward: <text:a xlink:href="https://wiki.archlinux.org/index.php/PKGBUILD" xlink:type="simple">PKGBUILD</text:a><text:s/>– a bash script</text:p>
              </text:list-item>
              <text:list-item>
                <text:p>The <text:a xlink:href="https://wiki.archlinux.org/index.php/Packaging_Brother_printer_drivers" xlink:type="simple">link</text:a><text:s/>on previous slide has a template</text:p>
              </text:list-item>
              <text:list-item>
                <text:p>Started with that, but didn’t work either</text:p>
              </text:list-item>
              <text:list-item>
                <text:p>Turns out, the Brother .deb packages run some scripts post-install!</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PKGBUILD hooks</text:p>
          </draw:text-box>
        </draw:frame>
        <draw:frame presentation:style-name="pr4" draw:layer="layout" svg:width="25.199cm" svg:height="12.179cm" svg:x="1.4cm" svg:y="4.913cm" presentation:class="outline">
          <draw:text-box>
            <text:list text:style-name="L2">
              <text:list-item>
                <text:p>PKGBUILD can link in an <text:span text:style-name="T4"><text:a xlink:href="https://wiki.archlinux.org/index.php/PKGBUILD#install" xlink:type="simple">install</text:a></text:span><text:s/>script, eg:</text:p>
                <text:list>
                  <text:list-header>
                    <text:p>install=PKGBUILD.install</text:p>
                  </text:list-header>
                </text:list>
              </text:list-item>
              <text:list-item>
                <text:p>Hook methods:</text:p>
                <text:list>
                  <text:list-header>
                    <text:p><text:span text:style-name="T5">pre_install, post_install, pre_upgrade, post_upgrade, pre_remove, post_remove</text:span></text:p>
                  </text:list-header>
                </text:list>
              </text:list-item>
              <text:list-item>
                <text:p>PKGBUILD.install for the Brother cupswrapper</text:p>
                <text:p><text:span text:style-name="T2">post_install() {</text:span></text:p>
                <text:p><text:span text:style-name="T2"><text:s text:c="4"/></text:span><text:span text:style-name="T2">/usr/local/Brother/Printer/mfc6490cw/cupswrapper/cupswrappermfc6490cw -i</text:span></text:p>
                <text:p><text:span text:style-name="T2">}</text:span></text:p>
                <text:p><text:span text:style-name="T2">pre_remove() {</text:span></text:p>
                <text:p><text:span text:style-name="T2"><text:s text:c="4"/></text:span><text:span text:style-name="T2">/usr/local/Brother/Printer/mfc6490cw/cupswrapper/cupswrappermfc6490cw -e</text:span></text:p>
                <text:p><text:span text:style-name="T2">}</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What next?</text:p>
          </draw:text-box>
        </draw:frame>
        <draw:frame presentation:style-name="pr4" draw:layer="layout" svg:width="25.199cm" svg:height="12.179cm" svg:x="1.4cm" svg:y="4.913cm" presentation:class="outline">
          <draw:text-box>
            <text:list text:style-name="L2">
              <text:list-item>
                <text:p>Update the checksum</text:p>
                <text:list>
                  <text:list-header>
                    <text:p><text:span text:style-name="T6">updpkgsums PKGBUILD</text:span></text:p>
                  </text:list-header>
                </text:list>
              </text:list-item>
              <text:list-item>
                <text:p>Build the package (-fc for clean/force)</text:p>
                <text:list>
                  <text:list-header>
                    <text:p><text:span text:style-name="T6">makepkg</text:span></text:p>
                  </text:list-header>
                </text:list>
              </text:list-item>
              <text:list-item>
                <text:p>Install and test it</text:p>
                <text:list>
                  <text:list-header>
                    <text:p><text:span text:style-name="T6">pacman -U FILE.tar.xz</text:span></text:p>
                  </text:list-header>
                </text:list>
              </text:list-item>
              <text:list-item>
                <text:p>If it doesn’t work, remove it</text:p>
                <text:list>
                  <text:list-header>
                    <text:p><text:span text:style-name="T6">pacman -R NAME</text:span></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3" draw:layer="layout" svg:width="25.199cm" svg:height="3.505cm" svg:x="1.4cm" svg:y="0.837cm" presentation:class="title">
          <draw:text-box>
            <text:p>Does it work?</text:p>
          </draw:text-box>
        </draw:frame>
        <draw:frame presentation:style-name="pr4" draw:layer="layout" svg:width="25.199cm" svg:height="12.179cm" svg:x="1.4cm" svg:y="4.913cm" presentation:class="outline">
          <draw:text-box>
            <text:list text:style-name="L2">
              <text:list-item>
                <text:p>Printing? Yes</text:p>
              </text:list-item>
              <text:list-item>
                <text:p>Scanning? No</text:p>
              </text:list-item>
              <text:list-item>
                <text:p>Work in progress... ;-)</text:p>
                <text:p><text:span text:style-name="T6"><text:a xlink:href="https://github.com/fracpete/brother-mfc6490cw" xlink:type="simple">github.com/fracpete/brother-mfc6490cw</text:a></text:span></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2"><presentation:date-time/></text:span></text:p>
        </draw:text-box>
      </draw:frame>
      <draw:frame presentation:style-name="Mpr1" draw:text-style-name="MP6" draw:layer="backgroundobjects" svg:width="8.875cm" svg:height="1.447cm" svg:x="9.576cm" svg:y="19.13cm" presentation:class="footer">
        <draw:text-box>
          <text:p text:style-name="MP5"><text:span text:style-name="MT2"><presentation:footer/></text:span></text:p>
        </draw:text-box>
      </draw:frame>
      <draw:frame presentation:style-name="Mpr1" draw:text-style-name="MP4" draw:layer="backgroundobjects" svg:width="6.523cm" svg:height="1.447cm" svg:x="20.076cm" svg:y="19.13cm" presentation:class="page-number">
        <draw:text-box>
          <text:p text:style-name="MP3"><text:span text:style-name="MT2"><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2T18:30:12.584519808</meta:creation-date>
    <dc:date>2020-06-22T21:17:38.628273632</dc:date>
    <meta:editing-duration>PT35M52S</meta:editing-duration>
    <meta:editing-cycles>18</meta:editing-cycles>
    <meta:generator>LibreOffice/6.0.7.3$Linux_X86_64 LibreOffice_project/00m0$Build-3</meta:generator>
    <meta:document-statistic meta:object-count="60"/>
  </office:meta>
</office:document-meta>
</file>